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223cm" svg:x="1.399cm" svg:y="6.351cm" presentation:class="outline" presentation:user-transformed="true">
          <draw:text-box>
            <text:list text:style-name="L2"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often do you fly?</text:p>
              </text:list-item>
              <text:list-item>
                <text:p>How much time do you spend studying/flying? <text:s text:c="3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17T15:05:31.680982498</dc:date>
    <meta:editing-duration>P2DT14H59M34S</meta:editing-duration>
    <meta:editing-cycles>836</meta:editing-cycles>
    <meta:generator>LibreOffice/4.2.7.2$Linux_x86 LibreOffice_project/420m0$Build-2</meta:generator>
    <meta:document-statistic meta:object-count="30"/>
  </office:meta>
</office:document-meta>
</file>